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VectorsTermsWriterPerField.start( Fieldable [ ] fields , int cou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ermVectorsTermsWriterPerField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rmVectorsTermsWriterPerField.TermVectorsTermsWriterPerField( TermsHashPerField termsHashPerField , TermVectorsTermsWriterPerThread perThread ,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rmVectorsTermsWriterPerField.start( Fieldable 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rmVectorsTermsWriterPerField.skippingLongTe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rmVectorsTermsWriterPerField.newTerm( RawPostingList p0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rmVectorsTermsWriterPerField.finish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0">
            <text:p text:style-name="Table_20_Contents">20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TermVectorsTermsWriterPerField.shrinkH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rmVectorsTermsWriterPerField.getStream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sTermsWriterPerField.addTerm( RawPostingList p0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